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Lucida Sans1" svg:font-family="'Lucida Sans'" style:font-family-generic="swiss"/>
    <style:font-face style:name="DejaVu Sans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 style:font-name-complex="Liberation Sans"/>
    </style:style>
    <style:style style:name="P2" style:family="paragraph" style:parent-style-name="Standard">
      <style:text-properties style:font-name="Liberation Sans" style:font-name-complex="Liberation Sans"/>
    </style:style>
    <style:style style:name="P3" style:family="paragraph" style:parent-style-name="Standard">
      <style:text-properties fo:color="#5983b0" loext:opacity="100%" style:font-name="Times New Roman" officeooo:rsid="0011650e" style:font-name-complex="Liberation Sans"/>
    </style:style>
    <style:style style:name="P4" style:family="paragraph" style:parent-style-name="Standard">
      <style:text-properties fo:color="#5983b0" loext:opacity="100%" style:font-name="Times New Roman" officeooo:rsid="0011650e" officeooo:paragraph-rsid="0011650e" style:font-name-complex="Liberation Sans"/>
    </style:style>
    <style:style style:name="P5" style:family="paragraph" style:parent-style-name="Standard">
      <style:text-properties fo:color="#5983b0" loext:opacity="100%" style:font-name="Times New Roman" officeooo:rsid="0011650e" officeooo:paragraph-rsid="0011d5a6" style:font-name-complex="Liberation Sans"/>
    </style:style>
    <style:style style:name="P6" style:family="paragraph" style:parent-style-name="Standard">
      <style:text-properties fo:color="#5983b0" loext:opacity="100%" style:font-name="Times New Roman" officeooo:rsid="0011d5a6" officeooo:paragraph-rsid="0011d5a6" style:font-name-complex="Liberation Sans"/>
    </style:style>
    <style:style style:name="P7" style:family="paragraph" style:parent-style-name="Standard">
      <style:text-properties fo:color="#5983b0" loext:opacity="100%" style:font-name="Times New Roman" fo:font-size="12pt" fo:language="en" fo:country="US" officeooo:rsid="0011d5a6" officeooo:paragraph-rsid="0011d5a6" style:letter-kerning="true" style:font-name-asian="DejaVu Sans" style:font-size-asian="12pt" style:language-asian="zh" style:country-asian="CN" style:font-name-complex="Liberation Sans" style:font-size-complex="12pt" style:language-complex="hi" style:country-complex="IN"/>
    </style:style>
    <style:style style:name="P8" style:family="paragraph" style:parent-style-name="Standard">
      <style:paragraph-properties fo:margin-top="0cm" fo:margin-bottom="0.247cm" style:contextual-spacing="false"/>
      <style:text-properties fo:color="#5983b0" loext:opacity="100%" style:font-name="Times New Roman" officeooo:rsid="0011d5a6" officeooo:paragraph-rsid="0011d5a6" style:font-name-complex="Liberation Sans"/>
    </style:style>
    <style:style style:name="P9" style:family="paragraph" style:parent-style-name="Subtitle" style:master-page-name="Standard">
      <style:paragraph-properties fo:margin-top="0.106cm" fo:margin-bottom="0.212cm" style:contextual-spacing="false" style:page-number="auto"/>
      <style:text-properties style:font-name="Liberation Sans" style:font-name-complex="Liberation Sans"/>
    </style:style>
    <style:style style:name="P10" style:family="paragraph" style:parent-style-name="Text_20_body">
      <style:text-properties style:font-name="Liberation Sans" style:font-name-complex="Liberation Sans"/>
    </style:style>
    <style:style style:name="P11" style:family="paragraph" style:parent-style-name="Text_20_body">
      <style:paragraph-properties fo:margin-top="0cm" fo:margin-bottom="0.247cm" style:contextual-spacing="false"/>
      <style:text-properties style:font-name="Liberation Sans" style:font-name-complex="Liberation Sans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complex="Liberation Sans"/>
    </style:style>
    <style:style style:name="T3" style:family="text">
      <style:text-properties style:font-name-complex="Liberation Sans"/>
    </style:style>
    <style:style style:name="T4" style:family="text">
      <style:text-properties fo:color="#5983b0" loext:opacity="100%" style:font-name="Times New Roman" officeooo:rsid="0011d5a6" style:font-name-complex="Liberation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mprendiamo i dati sperimentali</text:p>
      <text:p text:style-name="P2"/>
      <text:h text:style-name="P1" text:outline-level="2">Organizzazione della tabella di hash</text:h>
      <text:p text:style-name="P2"/>
      <text:p text:style-name="Standard"><text:span text:style-name="T2">1. Quando si memorizzano i dati presenti nel file ascii.txt in una tabella di dimensione 20, la deviazione standard che otteniamo usando h1 e h2 è la stessa. Analogamente, se la tabella è di dimensione 100 la deviazione standard risulta la stessa, a prescindere dal fatto che si sia usata h1 o h2. Lo stesso accade se la dimensione è 1000. Per quale ragione? </text:span></text:p>
      <text:p text:style-name="P2"/>
      <text:p text:style-name="P4">Perchè la deviazione standard è data dagli altri dati, che variando allo stesso modo causano la medesima deviazione standard</text:p>
      <text:p text:style-name="P2"/>
      <text:p text:style-name="P2">2. A differenza di quanto accade con i dati nel file ascii.txt, quando si memorizzano i dati presenti nel file d.txt la deviazione standard varia sia con la dimensione della tabella, sia con <text:s/>il variare della funzione di hash usata. Per quale ragione?</text:p>
      <text:p text:style-name="P3"/>
      <text:p text:style-name="P4">Perché opera su una quantità di dati nettamente diversa, ed inoltre nel file d.txt vi è una collisione tramite funzione di hash </text:p>
      <text:p text:style-name="P2"/>
      <text:p text:style-name="P2">3. Qual è la funzione di hash migliore, tra h1 e h2, per memorizzare dati come quelli nei file a.txt, b.txt, etc? Per quale ragione?</text:p>
      <text:p text:style-name="P2"/>
      <text:p text:style-name="P4">h2, perché ha una valutazione più complessa in grado di distribuire meglio i dati</text:p>
      <text:h text:style-name="P1" text:outline-level="2">Efficienza delle operazioni del TDD “Dizionario” usando strutture dati diverse</text:h>
      <text:p text:style-name="Text_20_body"/>
      <text:p text:style-name="P10">1. Perché ricercare “azure” in una tabella di hash in cui sono stati inseriti i dati nel file a.txt risulta sempre un'operazione molto efficiente, a prescindere dalle caratteristiche (dimensione, funzione di hash usata) della tabella stessa?</text:p>
      <text:p text:style-name="P7">Perché fra le ultime</text:p>
      <text:p text:style-name="P4"/>
      <text:p text:style-name="Text_20_body"><text:span text:style-name="T2">2. Perché invece ricercare “avulso” in una tabella di hash in cui sono stati inseriti i dati nel file a.txt dipende fortemente dalle caratteristiche (dimensione, funzione di hash usata) della tabella stessa?</text:span></text:p>
      <text:p text:style-name="P7"><text:span text:style-name="T3">Perché </text:span>è nel mezzo</text:p>
      <text:p text:style-name="Text_20_body"><text:span text:style-name="T2"/></text:p>
      <text:p text:style-name="Text_20_body"><text:span text:style-name="T2">3. Quale struttura dati supporta in modo più efficiente l'operazione di inserimento? Perché?</text:span></text:p>
      <text:p text:style-name="P6">Liste collegate, poiché è di un ordine di complessità inferiore</text:p>
      <text:p text:style-name="P5"><text:span text:style-name="T2"/></text:p>
      <text:p text:style-name="Text_20_body"><text:span text:style-name="T2">4. Quale struttura dati supporta in modo più efficiente l'operazione di ricerca? Perché?</text:span></text:p>
      <text:p text:style-name="Text_20_body"><text:span text:style-name="T2"/></text:p>
      <text:p text:style-name="P6"><text:soft-page-break/>Le tabelle di Hash, perché riducono notevolmente la quantità di dati fra cui cercare</text:p>
      <text:p text:style-name="P10">5. Che cosa notate, rispetto al tempo richiesto da qualunque operazione, quando usate h2?</text:p>
      <text:p text:style-name="P7">Che il calcolo della funzione impiega tempo maggiore rispetto alle altre</text:p>
      <text:h text:style-name="P1" text:outline-level="2">La vostra funzione di hash, h3</text:h>
      <text:p text:style-name="Text_20_body"/>
      <text:p text:style-name="P11">Che funzione di hash avete implementato? Quali sono i criteri che avete seguito? Che prestazioni offre rispetto ad h1 e h2?</text:p>
      <text:p text:style-name="P11"/>
      <text:p text:style-name="P8"><text:span text:style-name="T1">Abbiamo seguito il criterio del "Più veloce è la stesura del codice, meglio è" e quindi si limita a dividere i dati in base alla loro lunghezza, naturalmente ciò è altamente ineffici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wiss"/>
    <style:font-face style:name="Lucida Sans1" svg:font-family="'Lucida Sans'" style:font-family-generic="swiss"/>
    <style:font-face style:name="DejaVu Sans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viana Mascardi</meta:initial-creator>
    <meta:creation-date>2016-04-03T14:13:55.727054700</meta:creation-date>
    <dc:date>2023-05-01T21:34:26.148000000</dc:date>
    <meta:editing-cycles>9</meta:editing-cycles>
    <meta:editing-duration>PT33M22S</meta:editing-duration>
    <meta:generator>LibreOffice/7.0.5.2$Windows_X86_64 LibreOffice_project/64390860c6cd0aca4beafafcfd84613dd9dfb63a</meta:generator>
    <meta:document-statistic meta:table-count="0" meta:image-count="0" meta:object-count="0" meta:page-count="2" meta:paragraph-count="22" meta:word-count="416" meta:character-count="2538" meta:non-whitespace-character-count="2138"/>
  </office:meta>
</office:document-meta>
</file>